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a73" officeooo:paragraph-rsid="00123a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Fatos</text:p>
      <text:p text:style-name="P1">feminino(joanna).</text:p>
      <text:p text:style-name="P1">feminino(cersei).</text:p>
      <text:p text:style-name="P1">feminino(sansa).</text:p>
      <text:p text:style-name="P1">feminino(margaery).</text:p>
      <text:p text:style-name="P1">feminino(myrcella).</text:p>
      <text:p text:style-name="P1"/>
      <text:p text:style-name="P1">masculino(tywin).</text:p>
      <text:p text:style-name="P1">masculino(robert).</text:p>
      <text:p text:style-name="P1">masculino(jaime).</text:p>
      <text:p text:style-name="P1">masculino(tyrion).</text:p>
      <text:p text:style-name="P1">masculino(joffrey).</text:p>
      <text:p text:style-name="P1">masculino(tommen).</text:p>
      <text:p text:style-name="P1"/>
      <text:p text:style-name="P1">paiOuMae(tywin,cersei).</text:p>
      <text:p text:style-name="P1">paiOuMae(tywin,jaime).</text:p>
      <text:p text:style-name="P1">paiOuMae(tywin,tyrion).</text:p>
      <text:p text:style-name="P1">paiOuMae(joana,cersei).</text:p>
      <text:p text:style-name="P1">paiOuMae(joana,jaime).</text:p>
      <text:p text:style-name="P1">paiOuMae(joana,tyrion).</text:p>
      <text:p text:style-name="P1"/>
      <text:p text:style-name="P1">paiOuMae(cersei,joffrey).</text:p>
      <text:p text:style-name="P1">paiOuMae(cersei,tommen).</text:p>
      <text:p text:style-name="P1">paiOuMae(cersei,myrcella).</text:p>
      <text:p text:style-name="P1">paiOuMae(jaime,joffrey).</text:p>
      <text:p text:style-name="P1">paiOuMae(jaime,tommen).</text:p>
      <text:p text:style-name="P1">paiOuMae(jaime,myrcella).</text:p>
      <text:p text:style-name="P1"/>
      <text:p text:style-name="P1">conjugue(joana,tywin).</text:p>
      <text:p text:style-name="P1">conjugue(cersei,robert).</text:p>
      <text:p text:style-name="P1">conjugue(sansa,tyrion).</text:p>
      <text:p text:style-name="P1">conjugue(margaery,tommen).</text:p>
      <text:p text:style-name="P1">conjugue(margaery,joffrey).</text:p>
      <text:p text:style-name="P1"/>
      <text:p text:style-name="P1">%Regras</text:p>
      <text:p text:style-name="P1"/>
      <text:p text:style-name="P1">filhoOuFilha(X,Y) :- paiOuMae(Y,X), X \= Y.</text:p>
      <text:p text:style-name="P1">filho(X,Y) :- masculino(X), paiOuMae(Y,X), X \= Y.</text:p>
      <text:p text:style-name="P1">filha(X,Y) :- feminino(X), paiOuMae(Y,X), X \= Y.</text:p>
      <text:p text:style-name="P1"/>
      <text:p text:style-name="P1">esposa(X,Y) :- feminino(X), conjugue(X,Y), X \= Y.</text:p>
      <text:p text:style-name="P1">marido(X,Y) :- masculino(X), conjugue(Y,X), X \= Y.</text:p>
      <text:p text:style-name="P1"/>
      <text:p text:style-name="P1">irmaoOuIrma(X,Y) :- paiOuMae(Z,X), paiOuMae(Z,Y), X \= Y.</text:p>
      <text:p text:style-name="P1">irmao(X,Y) :- masculino(X), paiOuMae(Z,X), paiOuMae(Z,Y), X \= Y.</text:p>
      <text:p text:style-name="P1">irma(X,Y) :- feminino(X), paiOuMae(Z,X), paiOuMae(Z,Y), X \= Y.</text:p>
      <text:p text:style-name="P1"/>
      <text:p text:style-name="P1">mae(X,Y) :- feminino(X), paiOuMae(X,Y), X \= Y.</text:p>
      <text:p text:style-name="P1">pai(X,Y) :- masculino(X), paiOuMae(X,Y), X \= Y.</text:p>
      <text:p text:style-name="P1"/>
      <text:p text:style-name="P1">tio(X,Y) :- irmao(X,Z), paiOuMae(Z,Y), X \= Y.</text:p>
      <text:p text:style-name="P1">tia(X,Y) :- irma(X,Z), paiOuMae(Z,Y), X \= Y.</text:p>
      <text:p text:style-name="P1"/>
      <text:p text:style-name="P1">avoOuavo(X,Y) :- paiOuMae(X,Z), paiOuMae(Z,Y), X \= Y.</text:p>
      <text:p text:style-name="P1">netoOuNeta(X,Y) :- filhoOuFilha(X,Z), paiOuMae(Y,Z), X \= Y.</text:p>
      <text:p text:style-name="P1"/>
      <text:p text:style-name="P1"/>
      <text:p text:style-name="P1"/>
      <text:p text:style-name="P1">% Para instalar p prolog -&gt; swi-prol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11:59:02.034663825</dc:date>
    <meta:editing-duration>PT1M1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5" meta:word-count="136" meta:character-count="1379" meta:non-whitespace-character-count="1288"/>
  </office:meta>
</office:document-meta>
</file>